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line-height="200%"/>
    </style:style>
    <style:style style:name="T6" style:parent-style-name="E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 fo:language="en" fo:country="US"/>
    </style:style>
    <style:style style:name="T7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P8" style:parent-style-name="Normal" style:family="paragraph">
      <style:paragraph-properties fo:text-align="justify" fo:line-height="200%"/>
    </style:style>
    <style:style style:name="T9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0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1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2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3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14" style:parent-style-name="Normal" style:family="paragraph">
      <style:paragraph-properties fo:text-align="justify" fo:line-height="200%"/>
    </style:style>
    <style:style style:name="T15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6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7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18" style:parent-style-name="Paragraphedeliste" style:list-style-name="LFO1" style:family="paragraph">
      <style:paragraph-properties fo:text-align="justify" fo:line-height="200%"/>
    </style:style>
    <style:style style:name="T19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20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21" style:parent-style-name="Paragraphedeliste" style:list-style-name="LFO1" style:family="paragraph">
      <style:paragraph-properties fo:text-align="justify" fo:line-height="200%"/>
    </style:style>
    <style:style style:name="T22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23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24" style:parent-style-name="Paragraphedeliste" style:list-style-name="LFO1" style:family="paragraph">
      <style:paragraph-properties fo:text-align="justify" fo:line-height="200%"/>
    </style:style>
    <style:style style:name="T25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26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27" style:parent-style-name="Paragraphedeliste" style:list-style-name="LFO1" style:family="paragraph">
      <style:paragraph-properties fo:text-align="justify" fo:line-height="200%"/>
    </style:style>
    <style:style style:name="T28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29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30" style:parent-style-name="Paragraphedeliste" style:list-style-name="LFO1" style:family="paragraph">
      <style:paragraph-properties fo:text-align="justify" fo:line-height="200%"/>
    </style:style>
    <style:style style:name="T31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32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33" style:parent-style-name="Paragraphedeliste" style:list-style-name="LFO1" style:family="paragraph">
      <style:paragraph-properties fo:text-align="justify" fo:line-height="200%"/>
    </style:style>
    <style:style style:name="T34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35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36" style:parent-style-name="Paragraphedeliste" style:list-style-name="LFO1" style:family="paragraph">
      <style:paragraph-properties fo:text-align="justify" fo:line-height="200%"/>
    </style:style>
    <style:style style:name="T37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38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39" style:parent-style-name="Paragraphedeliste" style:list-style-name="LFO1" style:family="paragraph">
      <style:paragraph-properties fo:text-align="justify" fo:line-height="200%"/>
    </style:style>
    <style:style style:name="T40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41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42" style:parent-style-name="Paragraphedeliste" style:list-style-name="LFO1" style:family="paragraph">
      <style:paragraph-properties fo:text-align="justify" fo:line-height="200%"/>
    </style:style>
    <style:style style:name="T43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44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45" style:parent-style-name="Paragraphedeliste" style:list-style-name="LFO1" style:family="paragraph">
      <style:paragraph-properties fo:text-align="justify" fo:line-height="200%"/>
    </style:style>
    <style:style style:name="T46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47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48" style:parent-style-name="Paragraphedeliste" style:list-style-name="LFO1" style:family="paragraph">
      <style:paragraph-properties fo:text-align="justify" fo:line-height="200%"/>
    </style:style>
    <style:style style:name="T49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50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51" style:parent-style-name="Paragraphedeliste" style:list-style-name="LFO1" style:family="paragraph">
      <style:paragraph-properties fo:text-align="justify" fo:line-height="200%"/>
    </style:style>
    <style:style style:name="T52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53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54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55" style:parent-style-name="Paragraphedeliste" style:list-style-name="LFO1" style:family="paragraph">
      <style:paragraph-properties fo:text-align="justify" fo:line-height="200%"/>
    </style:style>
    <style:style style:name="T56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57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58" style:parent-style-name="Paragraphedeliste" style:list-style-name="LFO1" style:family="paragraph">
      <style:paragraph-properties fo:text-align="justify" fo:line-height="200%"/>
    </style:style>
    <style:style style:name="T59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60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61" style:parent-style-name="Paragraphedeliste" style:list-style-name="LFO1" style:family="paragraph">
      <style:paragraph-properties fo:text-align="justify" fo:line-height="200%"/>
    </style:style>
    <style:style style:name="T62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63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64" style:parent-style-name="Paragraphedeliste" style:list-style-name="LFO1" style:family="paragraph">
      <style:paragraph-properties fo:text-align="justify" fo:line-height="200%"/>
    </style:style>
    <style:style style:name="T65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66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67" style:parent-style-name="Paragraphedeliste" style:list-style-name="LFO1" style:family="paragraph">
      <style:paragraph-properties fo:text-align="justify" fo:line-height="200%"/>
    </style:style>
    <style:style style:name="T68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69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70" style:parent-style-name="Paragraphedeliste" style:list-style-name="LFO1" style:family="paragraph">
      <style:paragraph-properties fo:text-align="justify" fo:line-height="200%"/>
    </style:style>
    <style:style style:name="T71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72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73" style:parent-style-name="Paragraphedeliste" style:list-style-name="LFO1" style:family="paragraph">
      <style:paragraph-properties fo:text-align="justify" fo:line-height="200%"/>
    </style:style>
    <style:style style:name="T74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75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</office:automatic-styles>
  <office:body>
    <office:text text:use-soft-page-breaks="true">
      <text:p text:style-name="P1"><text:span text:style-name="T6">N-SDM</text:span><text:span text:style-name="T7"><text:s/>main outputs</text:span></text:p>
      <text:p text:style-name="P8"><text:span text:style-name="T9">N-SDM</text:span><text:span text:style-name="T10"><text:s/>outputs can be retrieved from the “scratch” and “save” folders. After each<text:s/></text:span><text:span text:style-name="T11">N-SDM</text:span><text:span text:style-name="T12"><text:s/>run, main outputs from the scratch are synchronized to the save folder. It is possible to customize the list of outputs to<text:s/></text:span><text:span text:style-name="T13">synchronize by adding or removing elements from the “rsync_exclude” setting (settings.psv). The scratch folder is dedicated to temporary storage, by default the files located in the scratch will be deleted before each new run.</text:span></text:p>
      <text:p text:style-name="P14"><text:span text:style-name="T15">A typical<text:s/></text:span><text:span text:style-name="T16">N-SDM</text:span><text:span text:style-name="T17"><text:s/>run is generating 18 main sub-folders of outputs:</text:span></text:p>
      <text:list text:style-name="LFO1" text:continue-numbering="true">
        <text:list-item>
          <text:p text:style-name="P18"><text:span text:style-name="T19">d0_dataset</text:span><text:span text:style-name="T20">: species occurrence data used for model fitting, before and after spatial temporal disaggregation (.rds and .shp)</text:span></text:p>
        </text:list-item>
        <text:list-item>
          <text:p text:style-name="P21"><text:span text:style-name="T22">d1_covsel</text:span><text:span text:style-name="T23">: covariate selection results (.rds)</text:span></text:p>
        </text:list-item>
        <text:list-item>
          <text:p text:style-name="P24"><text:span text:style-name="T25">d2_models</text:span><text:span text:style-name="T26">: model objects for each individual algorithm and hyperparameter combination (.rds)</text:span></text:p>
        </text:list-item>
        <text:list-item>
          <text:p text:style-name="P27"><text:span text:style-name="T28">d3_evals</text:span><text:span text:style-name="T29">: model assessment metrics (.rds)</text:span></text:p>
        </text:list-item>
        <text:list-item>
          <text:p text:style-name="P30"><text:span text:style-name="T31">d4_varimps</text:span><text:span text:style-name="T32">: variable importance scores (.rds)</text:span></text:p>
        </text:list-item>
        <text:list-item>
          <text:p text:style-name="P33"><text:span text:style-name="T34">d5_respcurves</text:span><text:span text:style-name="T35">: response curve data (.rds)</text:span></text:p>
        </text:list-item>
        <text:list-item>
          <text:p text:style-name="P36"><text:span text:style-name="T37">d6_preds</text:span><text:span text:style-name="T38">: predictions obtained for each individual algorithm (.rds)</text:span></text:p>
        </text:list-item>
        <text:list-item>
          <text:p text:style-name="P39"><text:span text:style-name="T40">d7_maps</text:span><text:span text:style-name="T41">: maps obtained for each individual algorithm (.rds)</text:span></text:p>
        </text:list-item>
        <text:list-item>
          <text:p text:style-name="P42"><text:span text:style-name="T43">d8_ensembles</text:span><text:span text:style-name="T44">: ensemble maps (.tif)</text:span></text:p>
        </text:list-item>
        <text:list-item>
          <text:p text:style-name="P45"><text:span text:style-name="T46">d9_ensembles-cv</text:span><text:span text:style-name="T47">: coefficient of variation maps for d8_ensembles (.tif)</text:span></text:p>
        </text:list-item>
        <text:list-item>
          <text:p text:style-name="P48"><text:span text:style-name="T49">d10_nested-ensembles</text:span><text:span text:style-name="T50">: nested ensemble maps (.tif)</text:span></text:p>
        </text:list-item>
        <text:list-item>
          <text:p text:style-name="P51"><text:span text:style-name="T52">d11_evals-final</text:span><text:span text:style-name="T53">: model<text:s/></text:span><text:span text:style-name="T54">assessment metrics for final ensembles and nested ensembles (.rds)</text:span></text:p>
        </text:list-item>
        <text:list-item>
          <text:p text:style-name="P55"><text:span text:style-name="T56">d12_preds-sce</text:span><text:span text:style-name="T57">: prediction obtained for each individual algorithm and scenario x period combination (.rds)</text:span></text:p>
        </text:list-item>
        <text:list-item>
          <text:p text:style-name="P58"><text:span text:style-name="T59">d13_maps-sce</text:span><text:span text:style-name="T60">: maps obtained for each individual algorithm and scenario x period combination (.tif)</text:span></text:p>
        </text:list-item>
        <text:list-item>
          <text:p text:style-name="P61"><text:span text:style-name="T62">d14_ensembles-sce</text:span><text:span text:style-name="T63">: ensemble maps for each scenario x period combination (.tif)</text:span></text:p>
        </text:list-item>
        <text:list-item>
          <text:p text:style-name="P64"><text:span text:style-name="T65">d15_ensembles-cv-sce</text:span><text:span text:style-name="T66">: coefficient of variation maps for each scenario x period combination (.tif)</text:span></text:p>
        </text:list-item>
        <text:list-item>
          <text:p text:style-name="P67"><text:span text:style-name="T68">d16_nested-ensembles-sce</text:span><text:span text:style-name="T69">: nested ensemble maps for each scenario x period combination (.tif)</text:span></text:p>
        </text:list-item>
        <text:list-item>
          <text:p text:style-name="P70"><text:span text:style-name="T71">plots</text:span><text:span text:style-name="T72">: response curves from d5</text:span></text:p>
        </text:list-item>
        <text:list-item>
          <text:p text:style-name="P73"><text:span text:style-name="T74">sacct</text:span><text:span text:style-name="T75">: exported from the .script/tmp folder for each run, job status and resource usage logs from SLURM, useful for monitoring and debugging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paragraph-properties fo:line-height="105%"/>
      <style:text-properties style:letter-kerning="false" fo:font-size="11pt" style:font-size-asian="11pt" style:font-size-complex="11pt" fo:language="fr" fo:country="CH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" style:display-name="1367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letter-kerning="false" fo:font-size="11pt" style:font-size-asian="11pt" style:font-size-complex="11pt" fo:language="fr" fo:country="CH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letter-kerning="false" fo:font-size="11pt" style:font-size-asian="11pt" style:font-size-complex="11pt" fo:language="fr" fo:country="CH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Times New Roman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T2" style:parent-style-name="Policepardéfaut" style:family="text">
      <style:text-properties fo:language="en" fo:country="US"/>
    </style:style>
    <style:style style:name="T3" style:parent-style-name="Lienhypertexte" style:family="text">
      <style:text-properties fo:language="en" fo:country="US"/>
    </style:style>
    <style:style style:name="T4" style:parent-style-name="Policepardéfaut" style:family="text">
      <style:text-properties fo:language="en" fo:country="US"/>
    </style:style>
    <style:style style:name="T5" style:parent-style-name="Policepardéfaut" style:family="text">
      <style:text-properties fo:language="en" fo:country="US"/>
    </style:style>
  </office:automatic-styles>
  <office:master-styles>
    <style:master-page style:name="MP0" style:page-layout-name="PL0">
      <style:header>
        <text:p text:style-name="En-tête"><text:span text:style-name="T2">Author: Antoine Adde (</text:span><text:a xlink:href="mailto:antoine.adde@eawag.ch" office:target-frame-name="_top" xlink:show="replace"><text:span text:style-name="T3">antoine.adde@eawag.ch</text:span></text:a><text:span text:style-name="T4">)</text:span><text:span text:style-name="T5"><text:line-break/>Date: 02.10.2025</text:span></text:p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dde, Antoine</meta:initial-creator>
    <dc:creator>Adde, Antoine</dc:creator>
    <meta:creation-date>2025-10-03T15:05:00Z</meta:creation-date>
    <dc:date>2025-10-07T09:35:00Z</dc:date>
    <meta:template xlink:href="Normal.dotm" xlink:type="simple"/>
    <meta:editing-cycles>3</meta:editing-cycles>
    <meta:editing-duration>PT0S</meta:editing-duration>
    <meta:document-statistic meta:page-count="2" meta:paragraph-count="3" meta:word-count="289" meta:character-count="1934" meta:row-count="13" meta:non-whitespace-character-count="1648"/>
  </office:meta>
</office:document-meta>
</file>